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9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57.24pt" svg:y="20.92pt">
            <draw:object draw:notify-on-update-of-ranges="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verage No. of Extra Lineages</text:p>
          </table:table-cell>
        </table:table-row>
        <table:table-row table:style-name="ro1">
          <table:table-cell office:value-type="string" calcext:value-type="string">
            <text:p>estimated_5genes_weakILS</text:p>
          </table:table-cell>
          <table:table-cell office:value-type="float" office:value="42.65" calcext:value-type="float">
            <text:p>42.65</text:p>
          </table:table-cell>
        </table:table-row>
        <table:table-row table:style-name="ro1">
          <table:table-cell office:value-type="string" calcext:value-type="string">
            <text:p>estimated_15genes_weakILS</text:p>
          </table:table-cell>
          <table:table-cell office:value-type="float" office:value="122.65" calcext:value-type="float">
            <text:p>122.65</text:p>
          </table:table-cell>
        </table:table-row>
        <table:table-row table:style-name="ro1">
          <table:table-cell office:value-type="string" calcext:value-type="string">
            <text:p>estimated_25genes_weakILS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estimated_50genes_weakILS</text:p>
          </table:table-cell>
          <table:table-cell office:value-type="float" office:value="413.55" calcext:value-type="float">
            <text:p>413.55</text:p>
          </table:table-cell>
        </table:table-row>
        <table:table-row table:style-name="ro1">
          <table:table-cell table:style-name="ce1" office:value-type="string" calcext:value-type="string">
            <text:p>estimated_100genes_weakILS</text:p>
          </table:table-cell>
          <table:table-cell office:value-type="float" office:value="817" calcext:value-type="float">
            <text:p>8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 style:data-style-name="N2" text:time-value="22:59:52.426229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22:33:26.351391171</meta:creation-date>
    <dc:date>2018-03-21T23:00:16.065894925</dc:date>
    <meta:editing-duration>PT24M57S</meta:editing-duration>
    <meta:editing-cycles>4</meta:editing-cycles>
    <meta:generator>LibreOffice/5.4.5.1$Linux_X86_64 LibreOffice_project/40m0$Build-1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35cm" svg:y="4.201cm" style:legend-expansion="high" chart:style-name="ch2"/>
        <chart:plot-area chart:style-name="ch3" table:cell-range-address="Sheet1.A2:Sheet1.B6 Sheet1.B1:Sheet1.B1" chart:data-source-has-labels="both" svg:x="0.32cm" svg:y="0.18cm" svg:width="9.895cm" svg:height="8.64cm">
          <chartooo:coordinate-region svg:x="2.75cm" svg:y="0.18cm" svg:width="7.45cm" svg:height="4.599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No. of Extra Lineag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stimated_5genes_weakILS</text:p>
                <draw:g>
                  <svg:desc>Sheet1.A2:Sheet1.A6</svg:desc>
                </draw:g>
              </table:table-cell>
              <table:table-cell office:value-type="float" office:value="42.65">
                <text:p>42.65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estimated_15genes_weakILS</text:p>
              </table:table-cell>
              <table:table-cell office:value-type="float" office:value="122.65">
                <text:p>122.65</text:p>
              </table:table-cell>
            </table:table-row>
            <table:table-row>
              <table:table-cell office:value-type="string">
                <text:p>estimated_25genes_weakILS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estimated_50genes_weakILS</text:p>
              </table:table-cell>
              <table:table-cell office:value-type="float" office:value="413.55">
                <text:p>413.55</text:p>
              </table:table-cell>
            </table:table-row>
            <table:table-row>
              <table:table-cell office:value-type="string">
                <text:p>estimated_100genes_weakILS</text:p>
              </table:table-cell>
              <table:table-cell office:value-type="float" office:value="817">
                <text:p>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